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c9211e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 office:value-type="string" calcext:value-type="string">
            <text:p>pe.d092.peMA.Kathisma23</text:p>
          </table:table-cell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office:annotation office:display="true" draw:style-name="gr1" svg:width="1.1413in" svg:height="0.7083in" svg:x="5.8524in" svg:y="5.0984in" draw:caption-point-x="-0.2402in" draw:caption-point-y="0.5945in">
              <dc:creator>Unknown Author</dc:creator>
              <dc:date>2023-09-26T00:00:00</dc:date>
              <text:p>Add ref to all libraries</text:p>
              <text:p/>
            </office:annotation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trMA.Kathisma1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tr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trMA.Lauds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tr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4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Aposticha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Lauds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heotokion</text:p>
          </table:table-cell>
          <table:table-cell table:number-columns-repeated="4"/>
        </table:table-row>
        <table:table-row table:style-name="ro1" table:number-rows-repeated="104839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09:37:36.9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7T09:49:34.362000000</dc:date>
    <meta:editing-duration>PT18H26M49S</meta:editing-duration>
    <meta:editing-cycles>43</meta:editing-cycles>
    <meta:generator>LibreOffice/7.6.1.2$Windows_X86_64 LibreOffice_project/f5defcebd022c5bc36bbb79be232cb6926d8f674</meta:generator>
    <meta:document-statistic meta:table-count="1" meta:cell-count="246" meta:object-count="0"/>
  </office:meta>
</office:document-meta>
</file>